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mobil musikant</text:p>
          </table:table-cell>
          <table:table-cell table:style-name="ce1" office:value-type="string" calcext:value-type="string">
            <text:p>epost musikant</text:p>
          </table:table-cell>
          <table:table-cell table:style-name="ce1" office:value-type="string" calcext:value-type="string">
            <text:p>Foresatt 1</text:p>
          </table:table-cell>
          <table:table-cell table:style-name="ce1" office:value-type="string" calcext:value-type="string">
            <text:p>Foresatt 1 mobil</text:p>
          </table:table-cell>
          <table:table-cell table:style-name="ce1" office:value-type="string" calcext:value-type="string">
            <text:p>Foresatt 1 epost</text:p>
          </table:table-cell>
          <table:table-cell table:style-name="ce1" office:value-type="string" calcext:value-type="string">
            <text:p>Foresatt 2</text:p>
          </table:table-cell>
          <table:table-cell table:style-name="ce1" office:value-type="string" calcext:value-type="string">
            <text:p>Foresatt 2 mobil</text:p>
          </table:table-cell>
          <table:table-cell table:style-name="ce1" office:value-type="string" calcext:value-type="string">
            <text:p>Foresatt 2 epos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ora Hestnes</text:p>
          </table:table-cell>
          <table:table-cell table:number-columns-repeated="2"/>
          <table:table-cell office:value-type="string" calcext:value-type="string">
            <text:p>Henrik Hestnes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<text:a xlink:href="mailto:hh@example.com" xlink:type="simple">hh@example.com</text:a></text:p>
          </table:table-cell>
          <table:table-cell office:value-type="string" calcext:value-type="string">
            <text:p>Hanna Hestnes</text:p>
          </table:table-cell>
          <table:table-cell office:value-type="float" office:value="90000006" calcext:value-type="float">
            <text:p>90000006</text:p>
          </table:table-cell>
          <table:table-cell office:value-type="string" calcext:value-type="string">
            <text:p><text:a xlink:href="mailto:hh3@example.com" xlink:type="simple">hh3@example.co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ob Ulvsund</text:p>
          </table:table-cell>
          <table:table-cell table:number-columns-repeated="2"/>
          <table:table-cell office:value-type="string" calcext:value-type="string">
            <text:p>Ulrik Ulvsund</text:p>
          </table:table-cell>
          <table:table-cell office:value-type="float" office:value="90000001" calcext:value-type="float">
            <text:p>90000001</text:p>
          </table:table-cell>
          <table:table-cell office:value-type="string" calcext:value-type="string">
            <text:p><text:a xlink:href="mailto:uu@example.com" xlink:type="simple">uu@example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ma Revdal</text:p>
          </table:table-cell>
          <table:table-cell table:number-columns-repeated="2"/>
          <table:table-cell office:value-type="string" calcext:value-type="string">
            <text:p>Rosa Revdal</text:p>
          </table:table-cell>
          <table:table-cell office:value-type="float" office:value="90000007" calcext:value-type="float">
            <text:p>90000007</text:p>
          </table:table-cell>
          <table:table-cell office:value-type="string" calcext:value-type="string">
            <text:p><text:a xlink:href="mailto:rr@example.com" xlink:type="simple">rr@example.com</text:a></text:p>
          </table:table-cell>
          <table:table-cell office:value-type="string" calcext:value-type="string">
            <text:p>Roger Revdal</text:p>
          </table:table-cell>
          <table:table-cell office:value-type="float" office:value="90000002" calcext:value-type="float">
            <text:p>90000002</text:p>
          </table:table-cell>
          <table:table-cell office:value-type="string" calcext:value-type="string">
            <text:p><text:a xlink:href="mailto:rr@example.com" xlink:type="simple">rr@example.co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 Elgås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<text:a xlink:href="mailto:emelg@example.com" xlink:type="simple">emelg@example.com</text:a></text:p>
          </table:table-cell>
          <table:table-cell office:value-type="string" calcext:value-type="string">
            <text:p>Eva Elgås</text:p>
          </table:table-cell>
          <table:table-cell office:value-type="float" office:value="90000008" calcext:value-type="float">
            <text:p>90000008</text:p>
          </table:table-cell>
          <table:table-cell office:value-type="string" calcext:value-type="string">
            <text:p><text:a xlink:href="mailto:ee2@example.com" xlink:type="simple">ee2@example.com</text:a></text:p>
          </table:table-cell>
          <table:table-cell office:value-type="string" calcext:value-type="string">
            <text:p>Espen Elgås</text:p>
          </table:table-cell>
          <table:table-cell office:value-type="float" office:value="90000003" calcext:value-type="float">
            <text:p>90000003</text:p>
          </table:table-cell>
          <table:table-cell office:value-type="string" calcext:value-type="string">
            <text:p><text:a xlink:href="mailto:ee@example.com" xlink:type="simple">ee@example.co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la Fiskvik</text:p>
          </table:table-cell>
          <table:table-cell office:value-type="float" office:value="40000001" calcext:value-type="float">
            <text:p>40000001</text:p>
          </table:table-cell>
          <table:table-cell/>
          <table:table-cell office:value-type="string" calcext:value-type="string">
            <text:p>Frødis Fiskvik</text:p>
          </table:table-cell>
          <table:table-cell office:value-type="float" office:value="90000009" calcext:value-type="float">
            <text:p>90000009</text:p>
          </table:table-cell>
          <table:table-cell office:value-type="string" calcext:value-type="string">
            <text:p><text:a xlink:href="mailto:efm@example.com" xlink:type="simple">efm@example.com</text:a></text:p>
          </table:table-cell>
          <table:table-cell office:value-type="string" calcext:value-type="string">
            <text:p>Fredrik Fiskvik</text:p>
          </table:table-cell>
          <table:table-cell office:value-type="float" office:value="90000004" calcext:value-type="float">
            <text:p>90000004</text:p>
          </table:table-cell>
          <table:table-cell office:value-type="string" calcext:value-type="string">
            <text:p><text:a xlink:href="mailto:ff@example.com" xlink:type="simple">ff@example.co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a Hjorberg</text:p>
          </table:table-cell>
          <table:table-cell office:value-type="float" office:value="40000002" calcext:value-type="float">
            <text:p>40000002</text:p>
          </table:table-cell>
          <table:table-cell/>
          <table:table-cell office:value-type="string" calcext:value-type="string">
            <text:p>Hans Hjortberg</text:p>
          </table:table-cell>
          <table:table-cell office:value-type="float" office:value="90000005" calcext:value-type="float">
            <text:p>90000005</text:p>
          </table:table-cell>
          <table:table-cell office:value-type="string" calcext:value-type="string">
            <text:p><text:a xlink:href="mailto:hh2@example.com" xlink:type="simple">hh2@example.com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n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8:01:59.863200299</meta:creation-date>
    <dc:date>2021-01-24T18:47:52.851587655</dc:date>
    <meta:editing-duration>PT5M12S</meta:editing-duration>
    <meta:editing-cycles>2</meta:editing-cycles>
    <meta:generator>LibreOffice/7.0.3.1$Linux_X86_64 LibreOffice_project/00$Build-1</meta:generator>
    <meta:document-statistic meta:table-count="1" meta:cell-count="49" meta:object-count="0"/>
  </office:meta>
</office:document-meta>
</file>